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f14" officeooo:paragraph-rsid="001a4f14"/>
    </style:style>
    <style:style style:name="P2" style:family="paragraph" style:parent-style-name="Standard" style:list-style-name="L1">
      <style:text-properties officeooo:rsid="001a4f14" officeooo:paragraph-rsid="001a4f14"/>
    </style:style>
    <style:style style:name="P3" style:family="paragraph" style:parent-style-name="Standard">
      <style:text-properties fo:font-size="16pt" fo:font-weight="bold" officeooo:rsid="001a4f14" officeooo:paragraph-rsid="001a4f1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1a4f14" officeooo:paragraph-rsid="001a4f1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a4f14" officeooo:paragraph-rsid="001b0f6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a4f14" officeooo:paragraph-rsid="001c8a0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rsid="001a4f14" officeooo:paragraph-rsid="001a4f14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officeooo:rsid="001a4f14" officeooo:paragraph-rsid="001a4f14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text-properties fo:font-size="12pt" fo:font-weight="normal" officeooo:rsid="001a4f14" officeooo:paragraph-rsid="001a4f1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b0f69" officeooo:paragraph-rsid="001b0f69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text-properties fo:font-size="12pt" fo:font-weight="normal" officeooo:rsid="001b0f69" officeooo:paragraph-rsid="001b0f6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c8a02" officeooo:paragraph-rsid="001c8a02" style:font-size-asian="10.5pt" style:font-weight-asian="normal" style:font-size-complex="12pt" style:font-weight-complex="normal"/>
    </style:style>
    <style:style style:name="T1" style:family="text">
      <style:text-properties officeooo:rsid="001b0f69"/>
    </style:style>
    <style:style style:name="T2" style:family="text">
      <style:text-properties officeooo:rsid="001c8a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lower Recognition :</text:p>
      <text:p text:style-name="P1"/>
      <text:p text:style-name="P4">Step 1:</text:p>
      <text:p text:style-name="P1">Import the libraries:</text:p>
      <text:list xml:id="list326321550" text:style-name="L1">
        <text:list-item>
          <text:p text:style-name="P2">OS Libraray</text:p>
        </text:list-item>
        <text:list-item>
          <text:p text:style-name="P2">Shutil</text:p>
        </text:list-item>
        <text:list-item>
          <text:p text:style-name="P2">Matplotlip .pyplot</text:p>
        </text:list-item>
        <text:list-item>
          <text:p text:style-name="P2">numpy library</text:p>
        </text:list-item>
      </text:list>
      <text:p text:style-name="P1"/>
      <text:p text:style-name="P4">Step 2:</text:p>
      <text:list xml:id="list3231114613" text:style-name="L4">
        <text:list-item>
          <text:p text:style-name="P9">Store all folder in one folder name ’Prepared’ for combining all flowers in one folder</text:p>
        </text:list-item>
        <text:list-item>
          <text:p text:style-name="P11">list the directory and show</text:p>
        </text:list-item>
      </text:list>
      <text:p text:style-name="P4"/>
      <text:p text:style-name="P4">Step 3:</text:p>
      <text:p text:style-name="P7">Create the directories of train and test of following <text:s/>flowers:</text:p>
      <text:list xml:id="list2496687544" text:style-name="L2">
        <text:list-item>
          <text:p text:style-name="P8">daisy</text:p>
        </text:list-item>
        <text:list-item>
          <text:p text:style-name="P8">dandelion</text:p>
        </text:list-item>
        <text:list-item>
          <text:p text:style-name="P8">rose</text:p>
        </text:list-item>
        <text:list-item>
          <text:p text:style-name="P8">sunflower</text:p>
        </text:list-item>
        <text:list-item>
          <text:p text:style-name="P8">tulip</text:p>
        </text:list-item>
      </text:list>
      <text:p text:style-name="P5"/>
      <text:p text:style-name="P5">Step <text:span text:style-name="T1">4</text:span>:</text:p>
      <text:p text:style-name="P10">Plot one graph in which all directories flowers show</text:p>
      <text:p text:style-name="P5"/>
      <text:p text:style-name="P5">Step <text:span text:style-name="T1">5</text:span>:</text:p>
      <text:p text:style-name="P10">Import the layers and models from the keras</text:p>
      <text:p text:style-name="P10">Show model summary</text:p>
      <text:p text:style-name="P10"/>
      <text:p text:style-name="P5">Step <text:span text:style-name="T1">6</text:span>:</text:p>
      <text:p text:style-name="P10">Compile the model</text:p>
      <text:p text:style-name="P10">Data Pre-processing</text:p>
      <text:p text:style-name="P10"/>
      <text:p text:style-name="P5">Step <text:span text:style-name="T1">7</text:span>:</text:p>
      <text:p text:style-name="P10"><text:span text:style-name="T2">Fit the model and s</text:span>tart Epo<text:span text:style-name="T2">chs</text:span></text:p>
      <text:p text:style-name="P12">Save the model with ‘.h5’ extension</text:p>
      <text:p text:style-name="P12"/>
      <text:p text:style-name="P6">Step <text:span text:style-name="T2">8</text:span>:</text:p>
      <text:p text:style-name="P12">Plot the accuracy Plot</text:p>
      <text:p text:style-name="P12"/>
      <text:p text:style-name="P6">Step <text:span text:style-name="T2">9</text:span>:</text:p>
      <text:p text:style-name="P12">Apply Prediction for flow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4:07:44.584065018</meta:creation-date>
    <dc:date>2020-06-16T14:34:42.166567460</dc:date>
    <meta:editing-duration>PT5M46S</meta:editing-duration>
    <meta:editing-cycles>1</meta:editing-cycles>
    <meta:generator>LibreOffice/6.4.3.2$Linux_X86_64 LibreOffice_project/40$Build-2</meta:generator>
    <meta:document-statistic meta:table-count="0" meta:image-count="0" meta:object-count="0" meta:page-count="1" meta:paragraph-count="32" meta:word-count="122" meta:character-count="637" meta:non-whitespace-character-count="557"/>
  </office:meta>
</office:document-meta>
</file>